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3*[.A1]-5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[.A2]-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[.A3]-5" office:value-type="float" office:value="4" calcext:value-type="float">
            <text:p>4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3*[.A4]-5" office:value-type="float" office:value="7" calcext:value-type="float">
            <text:p>7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3*[.A5]-5" office:value-type="float" office:value="10" calcext:value-type="float">
            <text:p>10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3*[.A6]-5" office:value-type="float" office:value="13" calcext:value-type="float">
            <text:p>13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3*[.A7]-5" office:value-type="float" office:value="16" calcext:value-type="float">
            <text:p>16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3*[.A8]-5" office:value-type="float" office:value="19" calcext:value-type="float">
            <text:p>19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3*[.A9]-5" office:value-type="float" office:value="22" calcext:value-type="float">
            <text:p>22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3*[.A10]-5" office:value-type="float" office:value="25" calcext:value-type="float">
            <text:p>25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3*[.A11]-5" office:value-type="float" office:value="28" calcext:value-type="float">
            <text:p>28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3*[.A12]-5" office:value-type="float" office:value="31" calcext:value-type="float">
            <text:p>31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3*[.A13]-5" office:value-type="float" office:value="34" calcext:value-type="float">
            <text:p>34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3*[.A14]-5" office:value-type="float" office:value="37" calcext:value-type="float">
            <text:p>37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3*[.A15]-5" office:value-type="float" office:value="40" calcext:value-type="float">
            <text:p>40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3*[.A16]-5" office:value-type="float" office:value="43" calcext:value-type="float">
            <text:p>43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3*[.A17]-5" office:value-type="float" office:value="46" calcext:value-type="float">
            <text:p>46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3*[.A18]-5" office:value-type="float" office:value="49" calcext:value-type="float">
            <text:p>49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3*[.A19]-5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9:25:39.447198414</meta:creation-date>
    <dc:date>2022-03-06T19:27:18.711955111</dc:date>
    <meta:editing-duration>PT1M39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